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e1c58" officeooo:paragraph-rsid="003e1c58"/>
    </style:style>
    <style:style style:name="P12" style:family="paragraph" style:parent-style-name="Text_20_body">
      <style:text-properties officeooo:rsid="00414e35" officeooo:paragraph-rsid="00414e35"/>
    </style:style>
    <style:style style:name="P13" style:family="paragraph" style:parent-style-name="Text_20_body">
      <style:text-properties officeooo:rsid="00418e39" officeooo:paragraph-rsid="00418e39"/>
    </style:style>
    <style:style style:name="P14" style:family="paragraph" style:parent-style-name="Text_20_body">
      <style:text-properties officeooo:rsid="0031e18e" officeooo:paragraph-rsid="0035632d"/>
    </style:style>
    <style:style style:name="P15" style:family="paragraph" style:parent-style-name="Text_20_body">
      <style:text-properties officeooo:rsid="00464a53" officeooo:paragraph-rsid="00464a53"/>
    </style:style>
    <style:style style:name="P16" style:family="paragraph" style:parent-style-name="Text_20_body">
      <style:text-properties officeooo:rsid="0033a572" officeooo:paragraph-rsid="0033a572"/>
    </style:style>
    <style:style style:name="P17" style:family="paragraph" style:parent-style-name="Text_20_body">
      <style:text-properties officeooo:rsid="004654d1" officeooo:paragraph-rsid="004654d1"/>
    </style:style>
    <style:style style:name="P18" style:family="paragraph" style:parent-style-name="Text_20_body">
      <style:text-properties officeooo:rsid="0046feb9" officeooo:paragraph-rsid="0046feb9"/>
    </style:style>
    <style:style style:name="P19" style:family="paragraph" style:parent-style-name="Heading_20_1">
      <style:text-properties officeooo:rsid="0030a62f" officeooo:paragraph-rsid="0030a62f"/>
    </style:style>
    <style:style style:name="P20" style:family="paragraph" style:parent-style-name="Heading_20_1">
      <style:text-properties officeooo:rsid="0030a62f" officeooo:paragraph-rsid="003aa235"/>
    </style:style>
    <style:style style:name="P21" style:family="paragraph" style:parent-style-name="Heading_20_1">
      <style:text-properties officeooo:rsid="004b100d" officeooo:paragraph-rsid="004b100d"/>
    </style:style>
    <style:style style:name="P22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23" style:family="paragraph" style:parent-style-name="Heading_20_2">
      <style:text-properties officeooo:rsid="0030a62f" officeooo:paragraph-rsid="0030a62f"/>
    </style:style>
    <style:style style:name="P24" style:family="paragraph" style:parent-style-name="Heading_20_2">
      <style:text-properties officeooo:rsid="0030a62f" officeooo:paragraph-rsid="003e1c58"/>
    </style:style>
    <style:style style:name="P25" style:family="paragraph" style:parent-style-name="Heading_20_2">
      <style:text-properties officeooo:rsid="0030a62f" officeooo:paragraph-rsid="003aa235"/>
    </style:style>
    <style:style style:name="P26" style:family="paragraph" style:parent-style-name="Heading_20_2">
      <style:text-properties officeooo:rsid="003aa235" officeooo:paragraph-rsid="003aa235"/>
    </style:style>
    <style:style style:name="P27" style:family="paragraph" style:parent-style-name="Heading_20_3">
      <style:text-properties officeooo:rsid="0031e18e" officeooo:paragraph-rsid="0035632d"/>
    </style:style>
    <style:style style:name="P28" style:family="paragraph" style:parent-style-name="Heading_20_3">
      <style:text-properties officeooo:rsid="0031e18e" officeooo:paragraph-rsid="0031e18e"/>
    </style:style>
    <style:style style:name="P29" style:family="paragraph" style:parent-style-name="Heading_20_3">
      <style:text-properties officeooo:rsid="0014819d" officeooo:paragraph-rsid="0031fd9c"/>
    </style:style>
    <style:style style:name="P30" style:family="paragraph" style:parent-style-name="Heading_20_3">
      <style:text-properties officeooo:rsid="0046feb9" officeooo:paragraph-rsid="0046feb9"/>
    </style:style>
    <style:style style:name="P31" style:family="paragraph" style:parent-style-name="Heading_20_3">
      <style:text-properties officeooo:rsid="0018c620" officeooo:paragraph-rsid="003314fc"/>
    </style:style>
    <style:style style:name="P32" style:family="paragraph" style:parent-style-name="Heading_20_3">
      <style:text-properties officeooo:rsid="0030a62f" officeooo:paragraph-rsid="0033a572"/>
    </style:style>
    <style:style style:name="P33" style:family="paragraph" style:parent-style-name="Heading_20_3">
      <style:text-properties officeooo:rsid="0030a62f" officeooo:paragraph-rsid="003e1c58"/>
    </style:style>
    <style:style style:name="P34" style:family="paragraph" style:parent-style-name="Heading_20_3">
      <style:text-properties officeooo:rsid="004654d1" officeooo:paragraph-rsid="004654d1"/>
    </style:style>
    <style:style style:name="P35" style:family="paragraph" style:parent-style-name="Heading_20_3">
      <style:text-properties officeooo:rsid="0034f49a" officeooo:paragraph-rsid="0034f49a"/>
    </style:style>
    <style:style style:name="P36" style:family="paragraph" style:parent-style-name="Heading_20_3">
      <style:text-properties officeooo:rsid="0035632d" officeooo:paragraph-rsid="0035632d"/>
    </style:style>
    <style:style style:name="P37" style:family="paragraph" style:parent-style-name="Heading_20_3">
      <style:text-properties officeooo:rsid="0036e1f0" officeooo:paragraph-rsid="0036e1f0"/>
    </style:style>
    <style:style style:name="P38" style:family="paragraph" style:parent-style-name="Text_20_body">
      <style:text-properties officeooo:rsid="003c3317" officeooo:paragraph-rsid="0030a62f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  <style:style style:name="T16" style:family="text">
      <style:text-properties officeooo:rsid="004b1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Testfall </text:span>Den Glade Piraten</text:p>
      <text:h text:style-name="P21" text:outline-level="1">TF AF1.2 Betala medlems- och båtavgift</text:h>
      <text:p text:style-name="P38"><text:a xlink:type="simple" xlink:href="https://github.com/rr222cy/Uppgift-234/raw/master/Vision.od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38:36.282000000</dc:date>
    <meta:editing-duration>P1DT9H53M22S</meta:editing-duration>
    <meta:editing-cycles>6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" meta:word-count="10" meta:character-count="64" meta:non-whitespace-character-count="56"/>
  </office:meta>
</office:document-meta>
</file>